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E000002080136C6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399cm" table:align="center" style:may-break-between-rows="false"/>
    </style:style>
    <style:style style:name="Table1.A" style:family="table-column">
      <style:table-column-properties style:column-width="9.7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P1" style:family="paragraph" style:parent-style-name="Standard">
      <style:text-properties fo:font-size="6pt" style:font-size-asian="5.25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><draw:frame draw:style-name="fr1" draw:name="Image1" text:anchor-type="as-char" svg:width="9.599cm" svg:height="5.484cm" draw:z-index="0"><draw:image xlink:href="Pictures/100002010000038E000002080136C6F7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2" text:anchor-type="as-char" svg:width="9.599cm" svg:height="5.484cm" draw:z-index="1"><draw:image xlink:href="Pictures/100002010000038E000002080136C6F7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<draw:frame draw:style-name="fr1" draw:name="Image3" text:anchor-type="as-char" svg:width="9.599cm" svg:height="5.484cm" draw:z-index="2"><draw:image xlink:href="Pictures/100002010000038E000002080136C6F7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4" text:anchor-type="as-char" svg:width="9.599cm" svg:height="5.484cm" draw:z-index="3"><draw:image xlink:href="Pictures/100002010000038E000002080136C6F7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<draw:frame draw:style-name="fr1" draw:name="Image5" text:anchor-type="as-char" svg:width="9.599cm" svg:height="5.484cm" draw:z-index="4"><draw:image xlink:href="Pictures/100002010000038E000002080136C6F7.png" xlink:type="simple" xlink:show="embed" xlink:actuate="onLoad"/></draw:frame></text:p>
          </table:table-cell>
          <table:table-cell table:style-name="Table1.B3" office:value-type="string">
            <text:p text:style-name="Table_20_Contents"><draw:frame draw:style-name="fr1" draw:name="Image6" text:anchor-type="as-char" svg:width="9.599cm" svg:height="5.484cm" draw:z-index="5"><draw:image xlink:href="Pictures/100002010000038E000002080136C6F7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<draw:frame draw:style-name="fr1" draw:name="Image7" text:anchor-type="as-char" svg:width="9.599cm" svg:height="5.484cm" draw:z-index="6"><draw:image xlink:href="Pictures/100002010000038E000002080136C6F7.png" xlink:type="simple" xlink:show="embed" xlink:actuate="onLoad"/></draw:frame></text:p>
          </table:table-cell>
          <table:table-cell table:style-name="Table1.B4" office:value-type="string">
            <text:p text:style-name="Table_20_Contents"><draw:frame draw:style-name="fr1" draw:name="Image8" text:anchor-type="as-char" svg:width="9.599cm" svg:height="5.484cm" draw:z-index="7"><draw:image xlink:href="Pictures/100002010000038E000002080136C6F7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<draw:frame draw:style-name="fr1" draw:name="Image9" text:anchor-type="as-char" svg:width="9.599cm" svg:height="5.484cm" draw:z-index="8"><draw:image xlink:href="Pictures/100002010000038E000002080136C6F7.png" xlink:type="simple" xlink:show="embed" xlink:actuate="onLoad"/></draw:frame></text:p>
          </table:table-cell>
          <table:table-cell table:style-name="Table1.B5" office:value-type="string">
            <text:p text:style-name="Table_20_Contents"><draw:frame draw:style-name="fr1" draw:name="Image10" text:anchor-type="as-char" svg:width="9.599cm" svg:height="5.484cm" draw:z-index="9"><draw:image xlink:href="Pictures/100002010000038E000002080136C6F7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57:47.346000000</meta:creation-date>
    <dc:date>2015-07-02T11:35:09.931000000</dc:date>
    <meta:editing-duration>PT22M49S</meta:editing-duration>
    <meta:editing-cycles>4</meta:editing-cycles>
    <meta:generator>LibreOffice/4.3.5.2$Windows_x86 LibreOffice_project/3a87456aaa6a95c63eea1c1b3201acedf0751bd5</meta:generator>
    <meta:document-statistic meta:table-count="1" meta:image-count="10" meta:object-count="0" meta:page-count="1" meta:paragraph-count="10" meta:word-count="0" meta:character-count="0" meta:non-whitespace-character-count="0"/>
  </office:meta>
</office:document-meta>
</file>